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7.36pt"/>
    </style:style>
    <style:style style:name="co2" style:family="table-column">
      <style:table-column-properties fo:break-before="auto" style:column-width="94.3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84.25pt"/>
    </style:style>
    <style:style style:name="co6" style:family="table-column">
      <style:table-column-properties fo:break-before="auto" style:column-width="84.1pt"/>
    </style:style>
    <style:style style:name="co7" style:family="table-column">
      <style:table-column-properties fo:break-before="auto" style:column-width="89.15pt"/>
    </style:style>
    <style:style style:name="co8" style:family="table-column">
      <style:table-column-properties fo:break-before="auto" style:column-width="78.6pt"/>
    </style:style>
    <style:style style:name="co9" style:family="table-column">
      <style:table-column-properties fo:break-before="auto" style:column-width="251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4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  <style:style style:name="ce2" style:family="table-cell" style:parent-style-name="Default" style:data-style-name="N3"/>
    <style:style style:name="ce6" style:family="table-cell" style:parent-style-name="Default" style:data-style-name="N43"/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 style:data-style-name="N41"/>
    <style:style style:name="ce10" style:family="table-cell" style:parent-style-name="Default" style:data-style-name="N1"/>
    <style:style style:name="gr1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row table:style-name="ro1">
          <table:table-cell table:number-columns-repeated="6"/>
          <table:table-cell table:style-name="ce9" office:value-type="string" calcext:value-type="string" table:number-columns-spanned="3" table:number-rows-spanned="1">
            <text:p>Featurize train set</text:p>
          </table:table-cell>
          <table:covered-table-cell table:number-columns-repeated="2" table:style-name="ce8"/>
          <table:table-cell table:style-name="ce9"/>
          <table:table-cell table:style-name="ce8"/>
          <table:table-cell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rain size</text:p>
          </table:table-cell>
          <table:table-cell table:style-name="ce8" office:value-type="string" calcext:value-type="string">
            <text:p>optimization steps</text:p>
          </table:table-cell>
          <table:table-cell table:style-name="ce8" office:value-type="string" calcext:value-type="string">
            <text:p>fill the baskets with samples</text:p>
          </table:table-cell>
          <table:table-cell table:style-name="ce8" office:value-type="string" calcext:value-type="string">
            <text:p>featurize samples in baskets</text:p>
          </table:table-cell>
          <table:table-cell table:style-name="ce8" office:value-type="string" calcext:value-type="string">
            <text:p>peak memory</text:p>
          </table:table-cell>
          <table:table-cell table:style-name="ce8" office:value-type="string" calcext:value-type="string">
            <text:p>training time</text:p>
          </table:table-cell>
          <table:table-cell table:style-name="ce8" office:value-type="string" calcext:value-type="string">
            <text:p>eval time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LM fine-tuning 01</text:p>
          </table:table-cell>
          <table:table-cell table:style-name="ce1" office:value-type="date" office:date-value="2019-09-12T19:53:05" calcext:value-type="date">
            <text:p>09/12/19 07:53 PM</text:p>
          </table:table-cell>
          <table:table-cell office:value-type="string" calcext:value-type="string">
            <text:p>4 x P100</text:p>
          </table:table-cell>
          <table:table-cell office:value-type="string" calcext:value-type="string">
            <text:p>PVC</text:p>
          </table:table-cell>
          <table:table-cell table:style-name="ce2" office:value-type="float" office:value="2817578" calcext:value-type="float">
            <text:p>2,817,578</text:p>
          </table:table-cell>
          <table:table-cell table:style-name="ce2"/>
          <table:table-cell table:style-name="ce5" office:value-type="time" office:time-value="PT18H54M12S" calcext:value-type="time">
            <text:p>18:54:12</text:p>
          </table:table-cell>
          <table:table-cell office:value-type="string" calcext:value-type="string">
            <text:p>26% @ 10:05:41</text:p>
          </table:table-cell>
          <table:table-cell table:number-columns-repeated="3"/>
          <table:table-cell table:style-name="ce8" office:value-type="string" calcext:value-type="string">
            <text:p><text:span text:style-name="T2">Aborted </text:span>due to insufficient memory (&gt;128 GB)</text:p>
            <text:p>Was actually NOT running distributed.</text:p>
          </table:table-cell>
        </table:table-row>
        <table:table-row table:style-name="ro2">
          <table:table-cell office:value-type="string" calcext:value-type="string">
            <text:p>LM fine-tuning 02</text:p>
          </table:table-cell>
          <table:table-cell table:style-name="ce1" office:value-type="date" office:date-value="2019-09-16T09:06:46" calcext:value-type="date">
            <text:p>09/16/19 09:06 AM</text:p>
          </table:table-cell>
          <table:table-cell office:value-type="string" calcext:value-type="string">
            <text:p>4 x P100</text:p>
          </table:table-cell>
          <table:table-cell office:value-type="string" calcext:value-type="string">
            <text:p>PVC</text:p>
          </table:table-cell>
          <table:table-cell table:style-name="ce2" office:value-type="float" office:value="2817578" calcext:value-type="float">
            <text:p>2,817,578</text:p>
          </table:table-cell>
          <table:table-cell table:style-name="ce2"/>
          <table:table-cell table:style-name="ce5" office:value-type="time" office:time-value="PT18H40M46S" calcext:value-type="time">
            <text:p>18:40:46</text:p>
          </table:table-cell>
          <table:table-cell table:style-name="ce6" office:value-type="string" calcext:value-type="string">
            <text:p>42% @ 15:26:58</text:p>
          </table:table-cell>
          <table:table-cell office:value-type="string" calcext:value-type="string">
            <text:p>146829Mi @ 42%</text:p>
          </table:table-cell>
          <table:table-cell table:number-columns-repeated="2"/>
          <table:table-cell table:style-name="ce8" office:value-type="string" calcext:value-type="string">
            <text:p><text:span text:style-name="T2">Manually canceled, b/c of </text:span>possible k8s network issue.</text:p>
            <text:p><text:span text:style-name="T2">Was actually NOT running distributed.</text:span></text:p>
          </table:table-cell>
        </table:table-row>
        <table:table-row table:style-name="ro2">
          <table:table-cell office:value-type="string" calcext:value-type="string">
            <text:p>LM fine-tuning 03</text:p>
          </table:table-cell>
          <table:table-cell table:style-name="ce1" office:value-type="date" office:date-value="2019-09-17T20:08:03" calcext:value-type="date">
            <text:p>09/17/19 08:08 PM</text:p>
          </table:table-cell>
          <table:table-cell office:value-type="string" calcext:value-type="string">
            <text:p>1 x V100</text:p>
          </table:table-cell>
          <table:table-cell office:value-type="string" calcext:value-type="string">
            <text:p>PVC</text:p>
          </table:table-cell>
          <table:table-cell table:style-name="ce2" office:value-type="float" office:value="1415375" calcext:value-type="float">
            <text:p>1,415,375</text:p>
          </table:table-cell>
          <table:table-cell table:style-name="ce2"/>
          <table:table-cell table:style-name="ce5" office:value-type="time" office:time-value="PT12H08M06S" calcext:value-type="time">
            <text:p>12:08:06</text:p>
          </table:table-cell>
          <table:table-cell table:style-name="ce5" office:value-type="time" office:time-value="PT20H33M48S" calcext:value-type="time">
            <text:p>20:33:48</text:p>
          </table:table-cell>
          <table:table-cell office:value-type="string" calcext:value-type="string">
            <text:p>82732Mi @ 60%</text:p>
          </table:table-cell>
          <table:table-cell table:number-columns-repeated="2"/>
          <table:table-cell table:style-name="ce8" office:value-type="string" calcext:value-type="string">
            <text:p>fp16 activated. Still batch_size=32, should have been doubled! (but then lr needs to be adjusted)</text:p>
          </table:table-cell>
        </table:table-row>
        <table:table-row table:style-name="ro2">
          <table:table-cell office:value-type="string" calcext:value-type="string">
            <text:p>LM fine-tuning 04</text:p>
          </table:table-cell>
          <table:table-cell table:style-name="ce1" office:value-type="date" office:date-value="2019-09-19T17:53:38" calcext:value-type="date">
            <text:p>09/19/19 05:53 PM</text:p>
          </table:table-cell>
          <table:table-cell office:value-type="string" calcext:value-type="string">
            <text:p>1 x V100</text:p>
          </table:table-cell>
          <table:table-cell table:style-name="ce8" office:value-type="string" calcext:value-type="string">
            <text:p>Network ceph</text:p>
          </table:table-cell>
          <table:table-cell table:style-name="ce2" office:value-type="float" office:value="2817578" calcext:value-type="float">
            <text:p>2,817,578</text:p>
          </table:table-cell>
          <table:table-cell table:style-name="ce2"/>
          <table:table-cell office:value-type="string" calcext:value-type="string">
            <office:annotation draw:style-name="gr1" draw:text-style-name="P2" svg:width="82.18pt" svg:height="51pt" svg:x="539.09pt" svg:y="64.6pt" draw:caption-point-x="-17.29pt" draw:caption-point-y="43.88pt">
              <dc:date>2019-09-25T00:00:00</dc:date>
              <text:p text:style-name="P1"><text:span text:style-name="T1">After crash/restart</text:span></text:p>
            </office:annotation>
            <text:p>79% @ 18:43:19</text:p>
          </table:table-cell>
          <table:table-cell table:number-columns-repeated="4"/>
          <table:table-cell table:style-name="ce8" office:value-type="string" calcext:value-type="string">
            <text:p>K8s worker node died after 5 days. No checkpoints had been written by then.</text:p>
          </table:table-cell>
        </table:table-row>
        <table:table-row table:style-name="ro3">
          <table:table-cell office:value-type="string" calcext:value-type="string">
            <text:p>LM fine-tuning 05</text:p>
          </table:table-cell>
          <table:table-cell table:style-name="ce1" office:value-type="date" office:date-value="2019-09-25T16:01:53" calcext:value-type="date">
            <text:p>09/25/19 04:01 PM</text:p>
          </table:table-cell>
          <table:table-cell office:value-type="string" calcext:value-type="string">
            <text:p>1 x V100</text:p>
          </table:table-cell>
          <table:table-cell office:value-type="string" calcext:value-type="string">
            <text:p>PVC</text:p>
          </table:table-cell>
          <table:table-cell table:style-name="ce2" office:value-type="float" office:value="1415375" calcext:value-type="float">
            <text:p>1,415,375</text:p>
          </table:table-cell>
          <table:table-cell table:style-name="ce2" office:value-type="float" office:value="181373" calcext:value-type="float">
            <text:p>181,373</text:p>
          </table:table-cell>
          <table:table-cell table:style-name="ce5" office:value-type="time" office:time-value="PT11H37M12S" calcext:value-type="time">
            <text:p>11:37:12</text:p>
          </table:table-cell>
          <table:table-cell table:style-name="ce5" office:value-type="time" office:time-value="PT21H28M15S" calcext:value-type="time">
            <text:p>21:28:15</text:p>
          </table:table-cell>
          <table:table-cell/>
          <table:table-cell table:style-name="ce8" office:value-type="string" calcext:value-type="string">
            <text:p>12% (22k steps) @ 2:22:22</text:p>
          </table:table-cell>
          <table:table-cell table:style-name="ce5" office:value-type="time" office:time-value="PT04H21M00S" calcext:value-type="time">
            <text:p>04:21:00</text:p>
          </table:table-cell>
          <table:table-cell/>
        </table:table-row>
        <table:table-row table:style-name="ro1">
          <table:table-cell table:number-columns-repeated="7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amples</text:p>
          </table:table-cell>
          <table:table-cell/>
          <table:table-cell office:value-type="string" calcext:value-type="string">
            <text:p>batch size</text:p>
          </table:table-cell>
          <table:table-cell/>
          <table:table-cell office:value-type="string" calcext:value-type="string">
            <text:p>optim. steps</text:p>
          </table:table-cell>
          <table:table-cell table:number-columns-repeated="5"/>
        </table:table-row>
        <table:table-row table:style-name="ro1">
          <table:table-cell/>
          <table:table-cell table:style-name="ce2"/>
          <table:table-cell table:style-name="ce2" office:value-type="float" office:value="1415375" calcext:value-type="float">
            <text:p>1,415,375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/>
          <table:table-cell table:style-name="ce10" table:formula="of:=[.C13]/[.E13]" office:value-type="float" office:value="44230.46875" calcext:value-type="float">
            <text:p>4423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float" office:value="2817578" calcext:value-type="float">
            <text:p>2,817,578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/>
          <table:table-cell table:style-name="ce10" table:formula="of:=[.C14]/[.E14]" office:value-type="float" office:value="88049.3125" calcext:value-type="float">
            <text:p>88049</text:p>
          </table:table-cell>
          <table:table-cell table:number-columns-repeated="5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ce1" office:value-type="date" office:date-value="2019-09-27T07:18:30" calcext:value-type="date">
            <text:p>09/27/19 07:18 AM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time" office:time-value="PT02H22M22S" calcext:value-type="time">
            <text:p>02:22:22 AM</text:p>
          </table:table-cell>
          <table:table-cell table:number-columns-repeated="10"/>
        </table:table-row>
        <table:table-row table:style-name="ro1">
          <table:table-cell/>
          <table:table-cell table:style-name="ce1" table:formula="of:=[.B19]+[.B20]" office:value-type="date" office:date-value="2019-09-27T09:40:52" calcext:value-type="date">
            <text:p>09/27/19 09:40 AM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time" office:time-value="PT04H21M00S" calcext:value-type="time">
            <text:p>04:21:00 AM</text:p>
          </table:table-cell>
          <table:table-cell table:number-columns-repeated="10"/>
        </table:table-row>
        <table:table-row table:style-name="ro1">
          <table:table-cell/>
          <table:table-cell table:style-name="ce1" table:formula="of:=[.B21]+[.B22]" office:value-type="date" office:date-value="2019-09-27T14:01:52" calcext:value-type="date">
            <text:p>09/27/19 02:01 PM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7">00/00/0000</text:date>, <text:time style:data-style-name="N2" text:time-value="10:52:54.4593351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18T22:51:59.516766999</meta:creation-date>
    <dc:date>2019-09-27T20:11:24.305175502</dc:date>
    <meta:editing-duration>PT20H7M44S</meta:editing-duration>
    <meta:editing-cycles>47</meta:editing-cycles>
    <meta:generator>LibreOffice/6.3.1.2$Linux_X86_64 LibreOffice_project/30$Build-2</meta:generator>
    <meta:document-statistic meta:table-count="1" meta:cell-count="69" meta:object-count="0"/>
  </office:meta>
</office:document-meta>
</file>